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e63" officeooo:paragraph-rsid="000dbe63"/>
    </style:style>
    <style:style style:name="P2" style:family="paragraph" style:parent-style-name="Standard">
      <style:text-properties officeooo:rsid="000ea008" officeooo:paragraph-rsid="000ea008"/>
    </style:style>
    <style:style style:name="P3" style:family="paragraph" style:parent-style-name="Standard">
      <style:text-properties officeooo:rsid="0010747a" officeooo:paragraph-rsid="0010747a"/>
    </style:style>
    <style:style style:name="P4" style:family="paragraph" style:parent-style-name="Standard">
      <style:text-properties officeooo:rsid="00119550" officeooo:paragraph-rsid="00119550"/>
    </style:style>
    <style:style style:name="P5" style:family="paragraph" style:parent-style-name="Standard">
      <style:text-properties officeooo:paragraph-rsid="001367cb"/>
    </style:style>
    <style:style style:name="T1" style:family="text">
      <style:text-properties officeooo:rsid="000ea008"/>
    </style:style>
    <style:style style:name="T2" style:family="text">
      <style:text-properties officeooo:rsid="0010747a"/>
    </style:style>
    <style:style style:name="T3" style:family="text">
      <style:text-properties officeooo:rsid="00119550"/>
    </style:style>
    <style:style style:name="T4" style:family="text">
      <style:text-properties officeooo:rsid="001367cb"/>
    </style:style>
    <style:style style:name="T5" style:family="text">
      <style:text-properties officeooo:rsid="00155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P1">2.1 – O tipo de input suportado pelo teclado é a entrada de texto, pelo rato é a introdução de coordenadas que faz com que o cursor se mova no ecrã. Nem o teclado, nem o rato são apropriados para todas as tarefas. Por exemplo, o teclado é adequado para a escrita sendo que o seu “papel” é introduzir texto, por outro lado o rato não é apropriado para a escrita sendo que o seu tipo de input é a introdução de coordenadas para o ecrã e não a introdução de texto. Ambos o teclado e o rato, usados, normalmente, em combinação são apropriados para jogos. O rato é mais adequado para, por exemplo, editar fotografias e ou vídeos. O teclado não é inadequado nesta atividade, mas apenas serve de auxílio. Sim, estas áres correspondem aos requisitos tipícos dos utilizadores.</text:p>
      <text:p text:style-name="P1"/>
      <text:p text:style-name="P1">2.2 – Necessitaria de saber para que atividades o teclado iria ser mais utilizado, para se desenhar um layout apropriado, fácil de usar e com melhoria de velocidade. <text:span text:style-name="T1">Também iria necessitar de saber o tipo de utilizador que iria usar o teclado, para assim adaptar o layout.</text:span></text:p>
      <text:p text:style-name="P1"/>
      <text:p text:style-name="P2">3. Microfones <text:span text:style-name="T2">(voice recognition)</text:span>, para pessoas que por exemplo, têm incapicidades motoras nos membros superiores.</text:p>
      <text:p text:style-name="P2">Monitores <text:span text:style-name="T2">maiores e</text:span> de maior resolução, para pessoas com deficiências <text:span text:style-name="T2">visuais.</text:span></text:p>
      <text:p text:style-name="P3">Ecrãs com modos de deficiência de cor.</text:p>
      <text:p text:style-name="P3">Um programa que usasse um eye-tracker <text:span text:style-name="T3">para usar o movimento dos olhos como uma introdução de coordenadas, para funcionar como um rato.</text:span></text:p>
      <text:p text:style-name="P3"/>
      <text:p text:style-name="P3">4.</text:p>
      <text:p text:style-name="P3">4.1 – <text:span text:style-name="T3">Como dispositivo de entrada um monitor tátil, uma base de dados com permissões adequadas aos requisitos. <text:s/>Como dispositivos de saída o munitor tátil e o mapa associado à base de dados para mostrar a informação inserida na mesma.</text:span></text:p>
      <text:p text:style-name="P4"/>
      <text:p text:style-name="P4">4.2 – <text:span text:style-name="T4">Um motor text-to-speech, que transforma texto em voz. Um dispositivo com reconhecimento de voz, por exemplo a Siri ou a Alexa. Um teclado em braille que transforma o input em voz, para que a pessoa saiba o que está a escrever.</text:span></text:p>
      <text:p text:style-name="P4"/>
      <text:p text:style-name="P5"><text:span text:style-name="T4">5. </text:span><text:span text:style-name="T5">O </text:span>Mito da máquina infinitamente rápida <text:span text:style-name="T5">é o facto das pessoas pensarem que a interação com o computador é instantânea, não havendo qualquer tipo de delay entre o input e o output. Esta crença influencia o desenho de interfaces pois o utilizador espera que o mal é dado o input, o output tem de ser instantâneo, mas não acontece assi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4:55:04.408261137</meta:creation-date>
    <dc:date>2020-10-29T15:57:10.487931507</dc:date>
    <meta:editing-duration>PT8M33S</meta:editing-duration>
    <meta:editing-cycles>1</meta:editing-cycles>
    <meta:document-statistic meta:table-count="0" meta:image-count="0" meta:object-count="0" meta:page-count="1" meta:paragraph-count="11" meta:word-count="384" meta:character-count="2209" meta:non-whitespace-character-count="1831"/>
    <meta:generator>LibreOffice/6.4.6.2$Linux_X86_64 LibreOffice_project/40$Build-2</meta:generator>
  </office:meta>
</office:document-meta>
</file>